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d2154" officeooo:paragraph-rsid="000d2154"/>
    </style:style>
    <style:style style:name="P2" style:family="paragraph" style:parent-style-name="Standard">
      <style:paragraph-properties fo:text-align="start" style:justify-single-word="false"/>
      <style:text-properties officeooo:rsid="000d2154" officeooo:paragraph-rsid="000d215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iodata</text:p>
      <text:p text:style-name="P2">name : </text:p>
      <text:p text:style-name="P2">Age : </text:p>
      <text:p text:style-name="P2">address :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4T14:39:56.357099732</meta:creation-date>
    <dc:date>2020-02-04T14:40:40.872156731</dc:date>
    <meta:editing-duration>P0D</meta:editing-duration>
    <meta:editing-cycles>1</meta:editing-cycles>
    <meta:document-statistic meta:table-count="0" meta:image-count="0" meta:object-count="0" meta:page-count="1" meta:paragraph-count="4" meta:word-count="7" meta:character-count="30" meta:non-whitespace-character-count="24"/>
    <meta:generator>LibreOffice/4.2.8.2$Linux_x86 LibreOffice_project/420m0$Build-2</meta:generator>
  </office:meta>
</office:document-meta>
</file>